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DB400001360A07DA12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9.7cm" svg:height="42.002cm" svg:x="0cm" svg:y="0cm">
          <draw:image xlink:href="Pictures/1000000000000DB400001360A07DA12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9.701cm" fo:page-height="41.9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7.6.4.1$Windows_X86_64 LibreOffice_project/e19e193f88cd6c0525a17fb7a176ed8e6a3e2aa1</meta:generator>
  </office:meta>
</office:document-meta>
</file>